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.kindName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.firstBookmarkInCharsLeft( Object key , int c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ions.allocate( Cur addTh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.i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toParent( boolean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LoadContext.stripText( Object src , int off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.peek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setAttrValue( QName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s.remove( int head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ur.isSamePos( Cur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setXsiType( QNa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isOnList( Cur h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contains( Cur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LoadContext.xmlns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.valueAs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dumpBookmarks( PrintStream o , Xobj xo , Object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.prevChars(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LoadContext.procInst( String targe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.getNormal( Xobj x ,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LoadContext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tempCur( Xobj x , in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LoadContext.start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moveNode( Cur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moveToNoCheck( Xobj x , in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.getCharsAsString( int cch ,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skipWithAtt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createElementXobj( Locale l , QName name , QName parent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.prefixForNamespace( String ns , String suggestion , boolean createIfMiss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next( boolean with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Cur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.removeFollowingAtt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isJustAfterEnd( Xobj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getValu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temp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isPositi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Norm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.setValueAsQNam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.cch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AtEndOfLast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isEnd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createDomDocumen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create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setBookmark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clear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LoadContext.attr( String local , String uri , String prefix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firstBookmarkInChars( Object key , int c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r.weakCu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getXsi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toNextSibl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.dump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release( 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moveChars( Cur to , int cchMov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ur.selectionIndex( int 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.nex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ur.getDenormal( Xobj x ,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LoadContext.attr( QName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rLoadContext.comment( Object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createHelper( Xobj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.isContainerOrFinis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LoadContext.text( char [ ]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De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getFirs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LoadContext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toAttr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s.isAtEndOf( int i , 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s.moveTo( int i , 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isUser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LoadContext.start( Xobj x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r.moveNodeContents( Cur to , boolean move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LoadContext.bookmark( XmlBookmark b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setSubstitution( QName name ,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Xmln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Normal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dump( PrintStream o ,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isInSameTree( Cur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selec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dumpCharNodes( PrintStream o , CharNode nodes , Object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LoadContext.checkName( QName name , boolean lo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dump( PrintStream o , Dom d , Objec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s.makeRo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ur.createDomDocumentRootXobj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createDomDocFrag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dump( PrintStream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isTex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LoadContext.comment( char [ ] chars , int off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setAttrValueAsQName( QName name , QNam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r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isAtLast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i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LoadContext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dump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dumpXobj( PrintStream o , Xobj xo , int level , Object re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ur.inChars( Cur c , int cch , boolean include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toNextAtt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createProcins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setName( QName n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cch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Xml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isProcin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transferChars( Xobj xFrom , int pFrom , Xobj xTo , int pTo , int c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.ski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r.ki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LoadContext.finish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Cur.toLastAtt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pop( boolean st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getValueAsString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kindIsFinish( int 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set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createElement( QName name , QName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LoadContext.flush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r.listInsert( Cur h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.getCharsAsString(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ur.dumpCurs( PrintStream o , Xobj xo , Object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isDomFrag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has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moveNodeContents( Xobj x , Cur to , boolean moveAttrs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Locations.prev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moveNode( Xobj x , Cur to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8">
            <text:p text:style-name="Table_20_Contents">38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ur.removeAttr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LoadContext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r.getBookmark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createAttr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addToSelection( Cur th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is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creat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getChars(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hasPar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get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.nex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setType( SchemaType type , boolean complai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ur.namespaceForPrefix( String prefix , boolean defaultAlwaysM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.insert( int head , int before , int i , int [ ] next , int [ ] pre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r.dump( PrintStream o , Xobj xo , Object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s.Locations( Locale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r.getParen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comparePosition( Cur tha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ur.isDomDoc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LoadContext.bookmarkLastNonAttr( XmlBookmark b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LoadContext.text( Object src , int off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cations.insert( int head , int before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LoadContext.comment(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relea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ur.toParen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setSubstitution( QName name , SchemaType type , boolean complai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ur.updateCharNodes( Locale l , Xobj x , CharNode nodes , int cc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ur.isJustAfterEnd( Cur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LoadContext.bookmarkLastAttr( QName attrName , XmlBookmark b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insert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setCharNodes( CharNode no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.to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LoadContext.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isAtEndOf( Cur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getDo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.dump( PrintStream o ,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copyNode( Cur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toFirstChi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.insertChars( Object src , int off ,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.prev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ur.moveToSelection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inChars( Bookmark b , int cch , boolean include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getParent( boolean ra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.moveToCur( Cur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is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tempCu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is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toPrevAtt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.to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.moveTo( Xobj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.nextWithAtt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LoadContext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kindIsContainer( int 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nextChars(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.t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addTo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removeSelection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ions.notifyChan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.createDomDocumentRootXobj( Locale l , boolean frag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.getParentNoRoo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.listRemove( Cur he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r.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is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moveToDom( Dom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.toFirst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isEl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prevWithAtt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LoadContext.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LoadContext.lineNumber(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create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.remove( int head , int i , int [ ] next , int [ ] pre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r.moveToCharNode( Char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ur.dumpChars( PrintStream o , Object src , int off , int c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urLoadContext.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LoadContext.CurLoadContext( Locale l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r.getChar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.getXmln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.getAttrValu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.dumpCur( PrintStream o , String prefix , Cur c , Object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.popButSt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moveTo( Xobj x , int 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.toRoo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ations.isSamePos( int i , 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